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1.471cm"/>
    </style:style>
    <style:style style:name="co4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3dh_plot__export_shake" table:style-name="ta1">
        <table:shapes>
          <draw:frame draw:z-index="0" draw:style-name="gr1" draw:text-style-name="P1" svg:width="49.905cm" svg:height="26.124cm" svg:x="11.41cm" svg:y="0.1cm">
            <draw:object draw:notify-on-update-of-ranges="lis3dh_plot__export_shake.A1:lis3dh_plot__export_shake.A1 lis3dh_plot__export_shake.A2:lis3dh_plot__export_shake.A105 lis3dh_plot__export_shake.C1:lis3dh_plot__export_shake.C1 lis3dh_plot__export_shake.C2:lis3dh_plot__export_shake.C105 lis3dh_plot__export_shake.A1:lis3dh_plot__export_shake.A1 lis3dh_plot__export_shake.A2:lis3dh_plot__export_shake.A105 lis3dh_plot__export_shake.E1:lis3dh_plot__export_shake.E1 lis3dh_plot__export_shake.E2:lis3dh_plot__export_shake.E1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ime delta</text:p>
          </table:table-cell>
          <table:table-cell/>
        </table:table-row>
        <table:table-row table:style-name="ro1">
          <table:table-cell table:formula="of:=[.E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]+[.E3]" office:value-type="float" office:value="3.418" calcext:value-type="float">
            <text:p>3,418</text:p>
          </table:table-cell>
          <table:table-cell office:value-type="float" office:value="-0.258" calcext:value-type="float">
            <text:p>-0,258</text:p>
          </table:table-cell>
          <table:table-cell office:value-type="float" office:value="-0.598" calcext:value-type="float">
            <text:p>-0,598</text:p>
          </table:table-cell>
          <table:table-cell office:value-type="float" office:value="-0.61" calcext:value-type="float">
            <text:p>-0,61</text:p>
          </table:table-cell>
          <table:table-cell office:value-type="float" office:value="3.418" calcext:value-type="float">
            <text:p>3,418</text:p>
          </table:table-cell>
          <table:table-cell/>
        </table:table-row>
        <table:table-row table:style-name="ro1">
          <table:table-cell table:formula="of:=[.A3]+[.E4]" office:value-type="float" office:value="7.324" calcext:value-type="float">
            <text:p>7,324</text:p>
          </table:table-cell>
          <table:table-cell office:value-type="float" office:value="-0.258" calcext:value-type="float">
            <text:p>-0,258</text:p>
          </table:table-cell>
          <table:table-cell office:value-type="float" office:value="-1.254" calcext:value-type="float">
            <text:p>-1,254</text:p>
          </table:table-cell>
          <table:table-cell office:value-type="float" office:value="-0.821" calcext:value-type="float">
            <text:p>-0,821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4]+[.E5]" office:value-type="float" office:value="11.23" calcext:value-type="float">
            <text:p>11,23</text:p>
          </table:table-cell>
          <table:table-cell office:value-type="float" office:value="-0.223" calcext:value-type="float">
            <text:p>-0,223</text:p>
          </table:table-cell>
          <table:table-cell office:value-type="float" office:value="-1.852" calcext:value-type="float">
            <text:p>-1,852</text:p>
          </table:table-cell>
          <table:table-cell office:value-type="float" office:value="-0.985" calcext:value-type="float">
            <text:p>-0,985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5]+[.E6]" office:value-type="float" office:value="15.136" calcext:value-type="float">
            <text:p>15,136</text:p>
          </table:table-cell>
          <table:table-cell office:value-type="float" office:value="-0.246" calcext:value-type="float">
            <text:p>-0,246</text:p>
          </table:table-cell>
          <table:table-cell office:value-type="float" office:value="-2.497" calcext:value-type="float">
            <text:p>-2,497</text:p>
          </table:table-cell>
          <table:table-cell office:value-type="float" office:value="-1.16" calcext:value-type="float">
            <text:p>-1,16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6]+[.E7]" office:value-type="float" office:value="19.531" calcext:value-type="float">
            <text:p>19,531</text:p>
          </table:table-cell>
          <table:table-cell office:value-type="float" office:value="-0.223" calcext:value-type="float">
            <text:p>-0,223</text:p>
          </table:table-cell>
          <table:table-cell office:value-type="float" office:value="-2.977" calcext:value-type="float">
            <text:p>-2,977</text:p>
          </table:table-cell>
          <table:table-cell office:value-type="float" office:value="-1.36" calcext:value-type="float">
            <text:p>-1,36</text:p>
          </table:table-cell>
          <table:table-cell office:value-type="float" office:value="4.395" calcext:value-type="float">
            <text:p>4,395</text:p>
          </table:table-cell>
          <table:table-cell/>
        </table:table-row>
        <table:table-row table:style-name="ro1">
          <table:table-cell table:formula="of:=[.A7]+[.E8]" office:value-type="float" office:value="23.437" calcext:value-type="float">
            <text:p>23,437</text:p>
          </table:table-cell>
          <table:table-cell office:value-type="float" office:value="-0.223" calcext:value-type="float">
            <text:p>-0,223</text:p>
          </table:table-cell>
          <table:table-cell office:value-type="float" office:value="-3.177" calcext:value-type="float">
            <text:p>-3,177</text:p>
          </table:table-cell>
          <table:table-cell office:value-type="float" office:value="-1.571" calcext:value-type="float">
            <text:p>-1,571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8]+[.E9]" office:value-type="float" office:value="27.343" calcext:value-type="float">
            <text:p>27,343</text:p>
          </table:table-cell>
          <table:table-cell office:value-type="float" office:value="-0.199" calcext:value-type="float">
            <text:p>-0,199</text:p>
          </table:table-cell>
          <table:table-cell office:value-type="float" office:value="-3.657" calcext:value-type="float">
            <text:p>-3,657</text:p>
          </table:table-cell>
          <table:table-cell office:value-type="float" office:value="-1.629" calcext:value-type="float">
            <text:p>-1,629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9]+[.E10]" office:value-type="float" office:value="31.249" calcext:value-type="float">
            <text:p>31,249</text:p>
          </table:table-cell>
          <table:table-cell office:value-type="float" office:value="-0.188" calcext:value-type="float">
            <text:p>-0,188</text:p>
          </table:table-cell>
          <table:table-cell office:value-type="float" office:value="-3.985" calcext:value-type="float">
            <text:p>-3,985</text:p>
          </table:table-cell>
          <table:table-cell office:value-type="float" office:value="-1.7" calcext:value-type="float">
            <text:p>-1,7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10]+[.E11]" office:value-type="float" office:value="35.644" calcext:value-type="float">
            <text:p>35,644</text:p>
          </table:table-cell>
          <table:table-cell office:value-type="float" office:value="-0.141" calcext:value-type="float">
            <text:p>-0,141</text:p>
          </table:table-cell>
          <table:table-cell office:value-type="float" office:value="-4.278" calcext:value-type="float">
            <text:p>-4,278</text:p>
          </table:table-cell>
          <table:table-cell office:value-type="float" office:value="-1.676" calcext:value-type="float">
            <text:p>-1,676</text:p>
          </table:table-cell>
          <table:table-cell office:value-type="float" office:value="4.395" calcext:value-type="float">
            <text:p>4,395</text:p>
          </table:table-cell>
          <table:table-cell/>
        </table:table-row>
        <table:table-row table:style-name="ro1">
          <table:table-cell table:formula="of:=[.A11]+[.E12]" office:value-type="float" office:value="37.597" calcext:value-type="float">
            <text:p>37,597</text:p>
          </table:table-cell>
          <table:table-cell office:value-type="float" office:value="-0.152" calcext:value-type="float">
            <text:p>-0,152</text:p>
          </table:table-cell>
          <table:table-cell office:value-type="float" office:value="-4.454" calcext:value-type="float">
            <text:p>-4,454</text:p>
          </table:table-cell>
          <table:table-cell office:value-type="float" office:value="-1.571" calcext:value-type="float">
            <text:p>-1,571</text:p>
          </table:table-cell>
          <table:table-cell office:value-type="float" office:value="1.953" calcext:value-type="float">
            <text:p>1,953</text:p>
          </table:table-cell>
          <table:table-cell/>
        </table:table-row>
        <table:table-row table:style-name="ro1">
          <table:table-cell table:formula="of:=[.A12]+[.E13]" office:value-type="float" office:value="40.527" calcext:value-type="float">
            <text:p>40,527</text:p>
          </table:table-cell>
          <table:table-cell office:value-type="float" office:value="-0.152" calcext:value-type="float">
            <text:p>-0,152</text:p>
          </table:table-cell>
          <table:table-cell office:value-type="float" office:value="-4.525" calcext:value-type="float">
            <text:p>-4,525</text:p>
          </table:table-cell>
          <table:table-cell office:value-type="float" office:value="-1.383" calcext:value-type="float">
            <text:p>-1,383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13]+[.E14]" office:value-type="float" office:value="43.457" calcext:value-type="float">
            <text:p>43,457</text:p>
          </table:table-cell>
          <table:table-cell office:value-type="float" office:value="-0.152" calcext:value-type="float">
            <text:p>-0,152</text:p>
          </table:table-cell>
          <table:table-cell office:value-type="float" office:value="-4.384" calcext:value-type="float">
            <text:p>-4,384</text:p>
          </table:table-cell>
          <table:table-cell office:value-type="float" office:value="-1.207" calcext:value-type="float">
            <text:p>-1,207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14]+[.E15]" office:value-type="float" office:value="46.387" calcext:value-type="float">
            <text:p>46,387</text:p>
          </table:table-cell>
          <table:table-cell office:value-type="float" office:value="-0.188" calcext:value-type="float">
            <text:p>-0,188</text:p>
          </table:table-cell>
          <table:table-cell office:value-type="float" office:value="-4.021" calcext:value-type="float">
            <text:p>-4,021</text:p>
          </table:table-cell>
          <table:table-cell office:value-type="float" office:value="-1.078" calcext:value-type="float">
            <text:p>-1,078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15]+[.E16]" office:value-type="float" office:value="49.317" calcext:value-type="float">
            <text:p>49,317</text:p>
          </table:table-cell>
          <table:table-cell office:value-type="float" office:value="-0.258" calcext:value-type="float">
            <text:p>-0,258</text:p>
          </table:table-cell>
          <table:table-cell office:value-type="float" office:value="-3.657" calcext:value-type="float">
            <text:p>-3,657</text:p>
          </table:table-cell>
          <table:table-cell office:value-type="float" office:value="-1.032" calcext:value-type="float">
            <text:p>-1,032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16]+[.E17]" office:value-type="float" office:value="52.247" calcext:value-type="float">
            <text:p>52,247</text:p>
          </table:table-cell>
          <table:table-cell office:value-type="float" office:value="-0.375" calcext:value-type="float">
            <text:p>-0,375</text:p>
          </table:table-cell>
          <table:table-cell office:value-type="float" office:value="-3.2" calcext:value-type="float">
            <text:p>-3,2</text:p>
          </table:table-cell>
          <table:table-cell office:value-type="float" office:value="-1.032" calcext:value-type="float">
            <text:p>-1,032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17]+[.E18]" office:value-type="float" office:value="55.177" calcext:value-type="float">
            <text:p>55,177</text:p>
          </table:table-cell>
          <table:table-cell office:value-type="float" office:value="-0.516" calcext:value-type="float">
            <text:p>-0,516</text:p>
          </table:table-cell>
          <table:table-cell office:value-type="float" office:value="-2.555" calcext:value-type="float">
            <text:p>-2,555</text:p>
          </table:table-cell>
          <table:table-cell office:value-type="float" office:value="-1.137" calcext:value-type="float">
            <text:p>-1,137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18]+[.E19]" office:value-type="float" office:value="58.107" calcext:value-type="float">
            <text:p>58,107</text:p>
          </table:table-cell>
          <table:table-cell office:value-type="float" office:value="-0.586" calcext:value-type="float">
            <text:p>-0,586</text:p>
          </table:table-cell>
          <table:table-cell office:value-type="float" office:value="-1.653" calcext:value-type="float">
            <text:p>-1,653</text:p>
          </table:table-cell>
          <table:table-cell office:value-type="float" office:value="-1.278" calcext:value-type="float">
            <text:p>-1,278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19]+[.E20]" office:value-type="float" office:value="61.525" calcext:value-type="float">
            <text:p>61,525</text:p>
          </table:table-cell>
          <table:table-cell office:value-type="float" office:value="-0.574" calcext:value-type="float">
            <text:p>-0,574</text:p>
          </table:table-cell>
          <table:table-cell office:value-type="float" office:value="-0.61" calcext:value-type="float">
            <text:p>-0,61</text:p>
          </table:table-cell>
          <table:table-cell office:value-type="float" office:value="-1.465" calcext:value-type="float">
            <text:p>-1,465</text:p>
          </table:table-cell>
          <table:table-cell office:value-type="float" office:value="3.418" calcext:value-type="float">
            <text:p>3,418</text:p>
          </table:table-cell>
          <table:table-cell/>
        </table:table-row>
        <table:table-row table:style-name="ro1">
          <table:table-cell table:formula="of:=[.A20]+[.E21]" office:value-type="float" office:value="64.455" calcext:value-type="float">
            <text:p>64,455</text:p>
          </table:table-cell>
          <table:table-cell office:value-type="float" office:value="-0.527" calcext:value-type="float">
            <text:p>-0,527</text:p>
          </table:table-cell>
          <table:table-cell office:value-type="float" office:value="0.692" calcext:value-type="float">
            <text:p>0,692</text:p>
          </table:table-cell>
          <table:table-cell office:value-type="float" office:value="-1.676" calcext:value-type="float">
            <text:p>-1,676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21]+[.E22]" office:value-type="float" office:value="67.385" calcext:value-type="float">
            <text:p>67,385</text:p>
          </table:table-cell>
          <table:table-cell office:value-type="float" office:value="-0.375" calcext:value-type="float">
            <text:p>-0,375</text:p>
          </table:table-cell>
          <table:table-cell office:value-type="float" office:value="2.157" calcext:value-type="float">
            <text:p>2,157</text:p>
          </table:table-cell>
          <table:table-cell office:value-type="float" office:value="-1.793" calcext:value-type="float">
            <text:p>-1,793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22]+[.E23]" office:value-type="float" office:value="70.315" calcext:value-type="float">
            <text:p>70,315</text:p>
          </table:table-cell>
          <table:table-cell office:value-type="float" office:value="-0.223" calcext:value-type="float">
            <text:p>-0,223</text:p>
          </table:table-cell>
          <table:table-cell office:value-type="float" office:value="3.493" calcext:value-type="float">
            <text:p>3,493</text:p>
          </table:table-cell>
          <table:table-cell office:value-type="float" office:value="-1.782" calcext:value-type="float">
            <text:p>-1,782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23]+[.E24]" office:value-type="float" office:value="73.733" calcext:value-type="float">
            <text:p>73,733</text:p>
          </table:table-cell>
          <table:table-cell office:value-type="float" office:value="-0.094" calcext:value-type="float">
            <text:p>-0,094</text:p>
          </table:table-cell>
          <table:table-cell office:value-type="float" office:value="4.947" calcext:value-type="float">
            <text:p>4,947</text:p>
          </table:table-cell>
          <table:table-cell office:value-type="float" office:value="-1.688" calcext:value-type="float">
            <text:p>-1,688</text:p>
          </table:table-cell>
          <table:table-cell office:value-type="float" office:value="3.418" calcext:value-type="float">
            <text:p>3,418</text:p>
          </table:table-cell>
          <table:table-cell/>
        </table:table-row>
        <table:table-row table:style-name="ro1">
          <table:table-cell table:formula="of:=[.A24]+[.E25]" office:value-type="float" office:value="76.663" calcext:value-type="float">
            <text:p>76,663</text:p>
          </table:table-cell>
          <table:table-cell office:value-type="float" office:value="0.105" calcext:value-type="float">
            <text:p>0,105</text:p>
          </table:table-cell>
          <table:table-cell office:value-type="float" office:value="6.037" calcext:value-type="float">
            <text:p>6,037</text:p>
          </table:table-cell>
          <table:table-cell office:value-type="float" office:value="-1.547" calcext:value-type="float">
            <text:p>-1,547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25]+[.E26]" office:value-type="float" office:value="79.593" calcext:value-type="float">
            <text:p>79,593</text:p>
          </table:table-cell>
          <table:table-cell office:value-type="float" office:value="0.199" calcext:value-type="float">
            <text:p>0,199</text:p>
          </table:table-cell>
          <table:table-cell office:value-type="float" office:value="6.763" calcext:value-type="float">
            <text:p>6,763</text:p>
          </table:table-cell>
          <table:table-cell office:value-type="float" office:value="-1.407" calcext:value-type="float">
            <text:p>-1,407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26]+[.E27]" office:value-type="float" office:value="82.523" calcext:value-type="float">
            <text:p>82,523</text:p>
          </table:table-cell>
          <table:table-cell office:value-type="float" office:value="0.199" calcext:value-type="float">
            <text:p>0,199</text:p>
          </table:table-cell>
          <table:table-cell office:value-type="float" office:value="7.15" calcext:value-type="float">
            <text:p>7,15</text:p>
          </table:table-cell>
          <table:table-cell office:value-type="float" office:value="-1.184" calcext:value-type="float">
            <text:p>-1,184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27]+[.E28]" office:value-type="float" office:value="86.918" calcext:value-type="float">
            <text:p>86,918</text:p>
          </table:table-cell>
          <table:table-cell office:value-type="float" office:value="0.246" calcext:value-type="float">
            <text:p>0,246</text:p>
          </table:table-cell>
          <table:table-cell table:style-name="ce1" office:value-type="float" office:value="7.244" calcext:value-type="float">
            <text:p>7,244</text:p>
          </table:table-cell>
          <table:table-cell office:value-type="float" office:value="-0.891" calcext:value-type="float">
            <text:p>-0,891</text:p>
          </table:table-cell>
          <table:table-cell office:value-type="float" office:value="4.395" calcext:value-type="float">
            <text:p>4,395</text:p>
          </table:table-cell>
          <table:table-cell/>
        </table:table-row>
        <table:table-row table:style-name="ro1">
          <table:table-cell table:formula="of:=[.A28]+[.E29]" office:value-type="float" office:value="89.848" calcext:value-type="float">
            <text:p>89,848</text:p>
          </table:table-cell>
          <table:table-cell office:value-type="float" office:value="0.211" calcext:value-type="float">
            <text:p>0,211</text:p>
          </table:table-cell>
          <table:table-cell office:value-type="float" office:value="7.162" calcext:value-type="float">
            <text:p>7,162</text:p>
          </table:table-cell>
          <table:table-cell office:value-type="float" office:value="-0.727" calcext:value-type="float">
            <text:p>-0,727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29]+[.E30]" office:value-type="float" office:value="93.7540000000001" calcext:value-type="float">
            <text:p>93,7540000000001</text:p>
          </table:table-cell>
          <table:table-cell office:value-type="float" office:value="0.129" calcext:value-type="float">
            <text:p>0,129</text:p>
          </table:table-cell>
          <table:table-cell office:value-type="float" office:value="6.728" calcext:value-type="float">
            <text:p>6,728</text:p>
          </table:table-cell>
          <table:table-cell office:value-type="float" office:value="-0.481" calcext:value-type="float">
            <text:p>-0,481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30]+[.E31]" office:value-type="float" office:value="97.6600000000001" calcext:value-type="float">
            <text:p>97,6600000000001</text:p>
          </table:table-cell>
          <table:table-cell office:value-type="float" office:value="-0.012" calcext:value-type="float">
            <text:p>-0,012</text:p>
          </table:table-cell>
          <table:table-cell office:value-type="float" office:value="5.685" calcext:value-type="float">
            <text:p>5,685</text:p>
          </table:table-cell>
          <table:table-cell office:value-type="float" office:value="-0.152" calcext:value-type="float">
            <text:p>-0,152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31]+[.E32]" office:value-type="float" office:value="101.566" calcext:value-type="float">
            <text:p>101,566</text:p>
          </table:table-cell>
          <table:table-cell office:value-type="float" office:value="-0.141" calcext:value-type="float">
            <text:p>-0,141</text:p>
          </table:table-cell>
          <table:table-cell office:value-type="float" office:value="4.396" calcext:value-type="float">
            <text:p>4,396</text:p>
          </table:table-cell>
          <table:table-cell office:value-type="float" office:value="-0.047" calcext:value-type="float">
            <text:p>-0,047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32]+[.E33]" office:value-type="float" office:value="105.472" calcext:value-type="float">
            <text:p>105,472</text:p>
          </table:table-cell>
          <table:table-cell office:value-type="float" office:value="-0.293" calcext:value-type="float">
            <text:p>-0,293</text:p>
          </table:table-cell>
          <table:table-cell office:value-type="float" office:value="3.13" calcext:value-type="float">
            <text:p>3,13</text:p>
          </table:table-cell>
          <table:table-cell office:value-type="float" office:value="-0.129" calcext:value-type="float">
            <text:p>-0,129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33]+[.E34]" office:value-type="float" office:value="109.378" calcext:value-type="float">
            <text:p>109,378</text:p>
          </table:table-cell>
          <table:table-cell office:value-type="float" office:value="-0.375" calcext:value-type="float">
            <text:p>-0,375</text:p>
          </table:table-cell>
          <table:table-cell office:value-type="float" office:value="2.028" calcext:value-type="float">
            <text:p>2,028</text:p>
          </table:table-cell>
          <table:table-cell office:value-type="float" office:value="-0.176" calcext:value-type="float">
            <text:p>-0,176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34]+[.E35]" office:value-type="float" office:value="113.284" calcext:value-type="float">
            <text:p>113,284</text:p>
          </table:table-cell>
          <table:table-cell office:value-type="float" office:value="-0.492" calcext:value-type="float">
            <text:p>-0,492</text:p>
          </table:table-cell>
          <table:table-cell office:value-type="float" office:value="1.055" calcext:value-type="float">
            <text:p>1,055</text:p>
          </table:table-cell>
          <table:table-cell office:value-type="float" office:value="-0.211" calcext:value-type="float">
            <text:p>-0,211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35]+[.E36]" office:value-type="float" office:value="117.19" calcext:value-type="float">
            <text:p>117,19</text:p>
          </table:table-cell>
          <table:table-cell office:value-type="float" office:value="-0.527" calcext:value-type="float">
            <text:p>-0,527</text:p>
          </table:table-cell>
          <table:table-cell office:value-type="float" office:value="0.117" calcext:value-type="float">
            <text:p>0,117</text:p>
          </table:table-cell>
          <table:table-cell office:value-type="float" office:value="-0.316" calcext:value-type="float">
            <text:p>-0,316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36]+[.E37]" office:value-type="float" office:value="120.608" calcext:value-type="float">
            <text:p>120,608</text:p>
          </table:table-cell>
          <table:table-cell office:value-type="float" office:value="-0.563" calcext:value-type="float">
            <text:p>-0,563</text:p>
          </table:table-cell>
          <table:table-cell office:value-type="float" office:value="-0.949" calcext:value-type="float">
            <text:p>-0,949</text:p>
          </table:table-cell>
          <table:table-cell office:value-type="float" office:value="-0.481" calcext:value-type="float">
            <text:p>-0,481</text:p>
          </table:table-cell>
          <table:table-cell office:value-type="float" office:value="3.418" calcext:value-type="float">
            <text:p>3,418</text:p>
          </table:table-cell>
          <table:table-cell/>
        </table:table-row>
        <table:table-row table:style-name="ro1">
          <table:table-cell table:formula="of:=[.A37]+[.E38]" office:value-type="float" office:value="124.514" calcext:value-type="float">
            <text:p>124,514</text:p>
          </table:table-cell>
          <table:table-cell office:value-type="float" office:value="-0.551" calcext:value-type="float">
            <text:p>-0,551</text:p>
          </table:table-cell>
          <table:table-cell office:value-type="float" office:value="-2.122" calcext:value-type="float">
            <text:p>-2,122</text:p>
          </table:table-cell>
          <table:table-cell office:value-type="float" office:value="-0.574" calcext:value-type="float">
            <text:p>-0,574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38]+[.E39]" office:value-type="float" office:value="128.42" calcext:value-type="float">
            <text:p>128,42</text:p>
          </table:table-cell>
          <table:table-cell office:value-type="float" office:value="-0.457" calcext:value-type="float">
            <text:p>-0,457</text:p>
          </table:table-cell>
          <table:table-cell office:value-type="float" office:value="-3.317" calcext:value-type="float">
            <text:p>-3,317</text:p>
          </table:table-cell>
          <table:table-cell office:value-type="float" office:value="-0.809" calcext:value-type="float">
            <text:p>-0,809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39]+[.E40]" office:value-type="float" office:value="132.326" calcext:value-type="float">
            <text:p>132,326</text:p>
          </table:table-cell>
          <table:table-cell office:value-type="float" office:value="-0.375" calcext:value-type="float">
            <text:p>-0,375</text:p>
          </table:table-cell>
          <table:table-cell office:value-type="float" office:value="-4.396" calcext:value-type="float">
            <text:p>-4,396</text:p>
          </table:table-cell>
          <table:table-cell office:value-type="float" office:value="-0.973" calcext:value-type="float">
            <text:p>-0,973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40]+[.E41]" office:value-type="float" office:value="136.721" calcext:value-type="float">
            <text:p>136,721</text:p>
          </table:table-cell>
          <table:table-cell office:value-type="float" office:value="-0.281" calcext:value-type="float">
            <text:p>-0,281</text:p>
          </table:table-cell>
          <table:table-cell office:value-type="float" office:value="-5.122" calcext:value-type="float">
            <text:p>-5,122</text:p>
          </table:table-cell>
          <table:table-cell office:value-type="float" office:value="-1.067" calcext:value-type="float">
            <text:p>-1,067</text:p>
          </table:table-cell>
          <table:table-cell office:value-type="float" office:value="4.395" calcext:value-type="float">
            <text:p>4,395</text:p>
          </table:table-cell>
          <table:table-cell/>
        </table:table-row>
        <table:table-row table:style-name="ro1">
          <table:table-cell table:formula="of:=[.A41]+[.E42]" office:value-type="float" office:value="140.627" calcext:value-type="float">
            <text:p>140,627</text:p>
          </table:table-cell>
          <table:table-cell office:value-type="float" office:value="-0.199" calcext:value-type="float">
            <text:p>-0,199</text:p>
          </table:table-cell>
          <table:table-cell office:value-type="float" office:value="-5.708" calcext:value-type="float">
            <text:p>-5,708</text:p>
          </table:table-cell>
          <table:table-cell office:value-type="float" office:value="-1.137" calcext:value-type="float">
            <text:p>-1,137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42]+[.E43]" office:value-type="float" office:value="144.533" calcext:value-type="float">
            <text:p>144,533</text:p>
          </table:table-cell>
          <table:table-cell office:value-type="float" office:value="-0.094" calcext:value-type="float">
            <text:p>-0,094</text:p>
          </table:table-cell>
          <table:table-cell office:value-type="float" office:value="-6.119" calcext:value-type="float">
            <text:p>-6,119</text:p>
          </table:table-cell>
          <table:table-cell office:value-type="float" office:value="-1.172" calcext:value-type="float">
            <text:p>-1,172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43]+[.E44]" office:value-type="float" office:value="148.439" calcext:value-type="float">
            <text:p>148,439</text:p>
          </table:table-cell>
          <table:table-cell office:value-type="float" office:value="-0.059" calcext:value-type="float">
            <text:p>-0,059</text:p>
          </table:table-cell>
          <table:table-cell table:style-name="ce1" office:value-type="float" office:value="-6.435" calcext:value-type="float">
            <text:p>-6,435</text:p>
          </table:table-cell>
          <table:table-cell office:value-type="float" office:value="-1.102" calcext:value-type="float">
            <text:p>-1,102</text:p>
          </table:table-cell>
          <table:table-cell office:value-type="float" office:value="3.906" calcext:value-type="float">
            <text:p>3,906</text:p>
          </table:table-cell>
          <table:table-cell table:formula="of:=[.A44]-[.A28]" office:value-type="float" office:value="61.5210000000001" calcext:value-type="float">
            <text:p>61,5210000000001</text:p>
          </table:table-cell>
        </table:table-row>
        <table:table-row table:style-name="ro1">
          <table:table-cell table:formula="of:=[.A44]+[.E45]" office:value-type="float" office:value="152.834" calcext:value-type="float">
            <text:p>152,834</text:p>
          </table:table-cell>
          <table:table-cell office:value-type="float" office:value="-0.152" calcext:value-type="float">
            <text:p>-0,152</text:p>
          </table:table-cell>
          <table:table-cell office:value-type="float" office:value="-6.4" calcext:value-type="float">
            <text:p>-6,4</text:p>
          </table:table-cell>
          <table:table-cell office:value-type="float" office:value="-0.938" calcext:value-type="float">
            <text:p>-0,938</text:p>
          </table:table-cell>
          <table:table-cell office:value-type="float" office:value="4.395" calcext:value-type="float">
            <text:p>4,395</text:p>
          </table:table-cell>
          <table:table-cell/>
        </table:table-row>
        <table:table-row table:style-name="ro1">
          <table:table-cell table:formula="of:=[.A45]+[.E46]" office:value-type="float" office:value="155.764" calcext:value-type="float">
            <text:p>155,764</text:p>
          </table:table-cell>
          <table:table-cell office:value-type="float" office:value="-0.328" calcext:value-type="float">
            <text:p>-0,328</text:p>
          </table:table-cell>
          <table:table-cell office:value-type="float" office:value="-5.837" calcext:value-type="float">
            <text:p>-5,837</text:p>
          </table:table-cell>
          <table:table-cell office:value-type="float" office:value="-0.891" calcext:value-type="float">
            <text:p>-0,891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46]+[.E47]" office:value-type="float" office:value="159.67" calcext:value-type="float">
            <text:p>159,67</text:p>
          </table:table-cell>
          <table:table-cell office:value-type="float" office:value="-0.41" calcext:value-type="float">
            <text:p>-0,41</text:p>
          </table:table-cell>
          <table:table-cell office:value-type="float" office:value="-4.993" calcext:value-type="float">
            <text:p>-4,993</text:p>
          </table:table-cell>
          <table:table-cell office:value-type="float" office:value="-0.985" calcext:value-type="float">
            <text:p>-0,985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47]+[.E48]" office:value-type="float" office:value="162.6" calcext:value-type="float">
            <text:p>162,6</text:p>
          </table:table-cell>
          <table:table-cell office:value-type="float" office:value="-0.469" calcext:value-type="float">
            <text:p>-0,469</text:p>
          </table:table-cell>
          <table:table-cell office:value-type="float" office:value="-4.571" calcext:value-type="float">
            <text:p>-4,571</text:p>
          </table:table-cell>
          <table:table-cell office:value-type="float" office:value="-0.996" calcext:value-type="float">
            <text:p>-0,996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48]+[.E49]" office:value-type="float" office:value="165.53" calcext:value-type="float">
            <text:p>165,53</text:p>
          </table:table-cell>
          <table:table-cell office:value-type="float" office:value="-0.551" calcext:value-type="float">
            <text:p>-0,551</text:p>
          </table:table-cell>
          <table:table-cell office:value-type="float" office:value="-3.692" calcext:value-type="float">
            <text:p>-3,692</text:p>
          </table:table-cell>
          <table:table-cell office:value-type="float" office:value="-0.949" calcext:value-type="float">
            <text:p>-0,949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49]+[.E50]" office:value-type="float" office:value="168.46" calcext:value-type="float">
            <text:p>168,46</text:p>
          </table:table-cell>
          <table:table-cell office:value-type="float" office:value="-0.645" calcext:value-type="float">
            <text:p>-0,645</text:p>
          </table:table-cell>
          <table:table-cell office:value-type="float" office:value="-2.837" calcext:value-type="float">
            <text:p>-2,837</text:p>
          </table:table-cell>
          <table:table-cell office:value-type="float" office:value="-0.821" calcext:value-type="float">
            <text:p>-0,821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50]+[.E51]" office:value-type="float" office:value="171.39" calcext:value-type="float">
            <text:p>171,39</text:p>
          </table:table-cell>
          <table:table-cell office:value-type="float" office:value="-0.785" calcext:value-type="float">
            <text:p>-0,785</text:p>
          </table:table-cell>
          <table:table-cell office:value-type="float" office:value="-1.922" calcext:value-type="float">
            <text:p>-1,922</text:p>
          </table:table-cell>
          <table:table-cell office:value-type="float" office:value="-0.692" calcext:value-type="float">
            <text:p>-0,692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51]+[.E52]" office:value-type="float" office:value="174.32" calcext:value-type="float">
            <text:p>174,32</text:p>
          </table:table-cell>
          <table:table-cell office:value-type="float" office:value="-0.914" calcext:value-type="float">
            <text:p>-0,914</text:p>
          </table:table-cell>
          <table:table-cell office:value-type="float" office:value="-0.821" calcext:value-type="float">
            <text:p>-0,821</text:p>
          </table:table-cell>
          <table:table-cell office:value-type="float" office:value="-0.692" calcext:value-type="float">
            <text:p>-0,692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52]+[.E53]" office:value-type="float" office:value="177.25" calcext:value-type="float">
            <text:p>177,25</text:p>
          </table:table-cell>
          <table:table-cell office:value-type="float" office:value="-0.891" calcext:value-type="float">
            <text:p>-0,891</text:p>
          </table:table-cell>
          <table:table-cell office:value-type="float" office:value="0.527" calcext:value-type="float">
            <text:p>0,527</text:p>
          </table:table-cell>
          <table:table-cell office:value-type="float" office:value="-0.914" calcext:value-type="float">
            <text:p>-0,914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53]+[.E54]" office:value-type="float" office:value="179.691" calcext:value-type="float">
            <text:p>179,691</text:p>
          </table:table-cell>
          <table:table-cell office:value-type="float" office:value="-0.715" calcext:value-type="float">
            <text:p>-0,715</text:p>
          </table:table-cell>
          <table:table-cell office:value-type="float" office:value="2.204" calcext:value-type="float">
            <text:p>2,204</text:p>
          </table:table-cell>
          <table:table-cell office:value-type="float" office:value="-1.16" calcext:value-type="float">
            <text:p>-1,16</text:p>
          </table:table-cell>
          <table:table-cell office:value-type="float" office:value="2.441" calcext:value-type="float">
            <text:p>2,441</text:p>
          </table:table-cell>
          <table:table-cell/>
        </table:table-row>
        <table:table-row table:style-name="ro1">
          <table:table-cell table:formula="of:=[.A54]+[.E55]" office:value-type="float" office:value="182.621" calcext:value-type="float">
            <text:p>182,621</text:p>
          </table:table-cell>
          <table:table-cell office:value-type="float" office:value="-0.492" calcext:value-type="float">
            <text:p>-0,492</text:p>
          </table:table-cell>
          <table:table-cell office:value-type="float" office:value="3.915" calcext:value-type="float">
            <text:p>3,915</text:p>
          </table:table-cell>
          <table:table-cell office:value-type="float" office:value="-1.325" calcext:value-type="float">
            <text:p>-1,325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55]+[.E56]" office:value-type="float" office:value="185.551" calcext:value-type="float">
            <text:p>185,551</text:p>
          </table:table-cell>
          <table:table-cell office:value-type="float" office:value="-0.223" calcext:value-type="float">
            <text:p>-0,223</text:p>
          </table:table-cell>
          <table:table-cell office:value-type="float" office:value="5.486" calcext:value-type="float">
            <text:p>5,486</text:p>
          </table:table-cell>
          <table:table-cell office:value-type="float" office:value="-1.559" calcext:value-type="float">
            <text:p>-1,559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56]+[.E57]" office:value-type="float" office:value="189.457" calcext:value-type="float">
            <text:p>189,457</text:p>
          </table:table-cell>
          <table:table-cell office:value-type="float" office:value="-0.082" calcext:value-type="float">
            <text:p>-0,082</text:p>
          </table:table-cell>
          <table:table-cell office:value-type="float" office:value="6.834" calcext:value-type="float">
            <text:p>6,834</text:p>
          </table:table-cell>
          <table:table-cell office:value-type="float" office:value="-1.629" calcext:value-type="float">
            <text:p>-1,629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57]+[.E58]" office:value-type="float" office:value="193.852" calcext:value-type="float">
            <text:p>193,852</text:p>
          </table:table-cell>
          <table:table-cell office:value-type="float" office:value="-0.012" calcext:value-type="float">
            <text:p>-0,012</text:p>
          </table:table-cell>
          <table:table-cell office:value-type="float" office:value="7.982" calcext:value-type="float">
            <text:p>7,982</text:p>
          </table:table-cell>
          <table:table-cell office:value-type="float" office:value="-1.676" calcext:value-type="float">
            <text:p>-1,676</text:p>
          </table:table-cell>
          <table:table-cell office:value-type="float" office:value="4.395" calcext:value-type="float">
            <text:p>4,395</text:p>
          </table:table-cell>
          <table:table-cell/>
        </table:table-row>
        <table:table-row table:style-name="ro1">
          <table:table-cell table:formula="of:=[.A58]+[.E59]" office:value-type="float" office:value="197.758" calcext:value-type="float">
            <text:p>197,758</text:p>
          </table:table-cell>
          <table:table-cell office:value-type="float" office:value="0.035" calcext:value-type="float">
            <text:p>0,035</text:p>
          </table:table-cell>
          <table:table-cell office:value-type="float" office:value="8.709" calcext:value-type="float">
            <text:p>8,709</text:p>
          </table:table-cell>
          <table:table-cell office:value-type="float" office:value="-1.653" calcext:value-type="float">
            <text:p>-1,653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59]+[.E60]" office:value-type="float" office:value="201.664" calcext:value-type="float">
            <text:p>201,664</text:p>
          </table:table-cell>
          <table:table-cell office:value-type="float" office:value="0.117" calcext:value-type="float">
            <text:p>0,117</text:p>
          </table:table-cell>
          <table:table-cell office:value-type="float" office:value="8.873" calcext:value-type="float">
            <text:p>8,873</text:p>
          </table:table-cell>
          <table:table-cell office:value-type="float" office:value="-1.782" calcext:value-type="float">
            <text:p>-1,782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60]+[.E61]" office:value-type="float" office:value="205.57" calcext:value-type="float">
            <text:p>205,57</text:p>
          </table:table-cell>
          <table:table-cell office:value-type="float" office:value="0.047" calcext:value-type="float">
            <text:p>0,047</text:p>
          </table:table-cell>
          <table:table-cell office:value-type="float" office:value="8.756" calcext:value-type="float">
            <text:p>8,756</text:p>
          </table:table-cell>
          <table:table-cell office:value-type="float" office:value="-1.7" calcext:value-type="float">
            <text:p>-1,7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61]+[.E62]" office:value-type="float" office:value="209.965" calcext:value-type="float">
            <text:p>209,965</text:p>
          </table:table-cell>
          <table:table-cell office:value-type="float" office:value="-0.059" calcext:value-type="float">
            <text:p>-0,059</text:p>
          </table:table-cell>
          <table:table-cell office:value-type="float" office:value="8.064" calcext:value-type="float">
            <text:p>8,064</text:p>
          </table:table-cell>
          <table:table-cell office:value-type="float" office:value="-1.5" calcext:value-type="float">
            <text:p>-1,5</text:p>
          </table:table-cell>
          <table:table-cell office:value-type="float" office:value="4.395" calcext:value-type="float">
            <text:p>4,395</text:p>
          </table:table-cell>
          <table:table-cell/>
        </table:table-row>
        <table:table-row table:style-name="ro1">
          <table:table-cell table:formula="of:=[.A62]+[.E63]" office:value-type="float" office:value="212.895" calcext:value-type="float">
            <text:p>212,895</text:p>
          </table:table-cell>
          <table:table-cell office:value-type="float" office:value="-0.188" calcext:value-type="float">
            <text:p>-0,188</text:p>
          </table:table-cell>
          <table:table-cell office:value-type="float" office:value="6.834" calcext:value-type="float">
            <text:p>6,834</text:p>
          </table:table-cell>
          <table:table-cell office:value-type="float" office:value="-1.325" calcext:value-type="float">
            <text:p>-1,325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63]+[.E64]" office:value-type="float" office:value="216.801" calcext:value-type="float">
            <text:p>216,801</text:p>
          </table:table-cell>
          <table:table-cell office:value-type="float" office:value="-0.434" calcext:value-type="float">
            <text:p>-0,434</text:p>
          </table:table-cell>
          <table:table-cell office:value-type="float" office:value="5.451" calcext:value-type="float">
            <text:p>5,451</text:p>
          </table:table-cell>
          <table:table-cell office:value-type="float" office:value="-1.055" calcext:value-type="float">
            <text:p>-1,055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64]+[.E65]" office:value-type="float" office:value="220.707" calcext:value-type="float">
            <text:p>220,707</text:p>
          </table:table-cell>
          <table:table-cell office:value-type="float" office:value="-0.61" calcext:value-type="float">
            <text:p>-0,61</text:p>
          </table:table-cell>
          <table:table-cell office:value-type="float" office:value="3.915" calcext:value-type="float">
            <text:p>3,915</text:p>
          </table:table-cell>
          <table:table-cell office:value-type="float" office:value="-1.008" calcext:value-type="float">
            <text:p>-1,008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65]+[.E66]" office:value-type="float" office:value="224.613" calcext:value-type="float">
            <text:p>224,613</text:p>
          </table:table-cell>
          <table:table-cell office:value-type="float" office:value="-0.809" calcext:value-type="float">
            <text:p>-0,809</text:p>
          </table:table-cell>
          <table:table-cell office:value-type="float" office:value="2.52" calcext:value-type="float">
            <text:p>2,52</text:p>
          </table:table-cell>
          <table:table-cell office:value-type="float" office:value="-0.938" calcext:value-type="float">
            <text:p>-0,938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66]+[.E67]" office:value-type="float" office:value="228.519" calcext:value-type="float">
            <text:p>228,519</text:p>
          </table:table-cell>
          <table:table-cell office:value-type="float" office:value="-0.926" calcext:value-type="float">
            <text:p>-0,926</text:p>
          </table:table-cell>
          <table:table-cell office:value-type="float" office:value="1.477" calcext:value-type="float">
            <text:p>1,477</text:p>
          </table:table-cell>
          <table:table-cell office:value-type="float" office:value="-0.938" calcext:value-type="float">
            <text:p>-0,938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67]+[.E68]" office:value-type="float" office:value="232.425" calcext:value-type="float">
            <text:p>232,425</text:p>
          </table:table-cell>
          <table:table-cell office:value-type="float" office:value="-0.996" calcext:value-type="float">
            <text:p>-0,996</text:p>
          </table:table-cell>
          <table:table-cell office:value-type="float" office:value="0.574" calcext:value-type="float">
            <text:p>0,574</text:p>
          </table:table-cell>
          <table:table-cell office:value-type="float" office:value="-0.961" calcext:value-type="float">
            <text:p>-0,961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68]+[.E69]" office:value-type="float" office:value="236.331" calcext:value-type="float">
            <text:p>236,331</text:p>
          </table:table-cell>
          <table:table-cell office:value-type="float" office:value="-1.008" calcext:value-type="float">
            <text:p>-1,008</text:p>
          </table:table-cell>
          <table:table-cell office:value-type="float" office:value="0.082" calcext:value-type="float">
            <text:p>0,082</text:p>
          </table:table-cell>
          <table:table-cell office:value-type="float" office:value="-0.949" calcext:value-type="float">
            <text:p>-0,949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69]+[.E70]" office:value-type="float" office:value="240.237" calcext:value-type="float">
            <text:p>240,237</text:p>
          </table:table-cell>
          <table:table-cell office:value-type="float" office:value="-1.043" calcext:value-type="float">
            <text:p>-1,043</text:p>
          </table:table-cell>
          <table:table-cell office:value-type="float" office:value="-1.114" calcext:value-type="float">
            <text:p>-1,114</text:p>
          </table:table-cell>
          <table:table-cell office:value-type="float" office:value="-0.926" calcext:value-type="float">
            <text:p>-0,926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70]+[.E71]" office:value-type="float" office:value="243.655" calcext:value-type="float">
            <text:p>243,655</text:p>
          </table:table-cell>
          <table:table-cell office:value-type="float" office:value="-1.055" calcext:value-type="float">
            <text:p>-1,055</text:p>
          </table:table-cell>
          <table:table-cell office:value-type="float" office:value="-2.579" calcext:value-type="float">
            <text:p>-2,579</text:p>
          </table:table-cell>
          <table:table-cell office:value-type="float" office:value="-0.879" calcext:value-type="float">
            <text:p>-0,879</text:p>
          </table:table-cell>
          <table:table-cell office:value-type="float" office:value="3.418" calcext:value-type="float">
            <text:p>3,418</text:p>
          </table:table-cell>
          <table:table-cell/>
        </table:table-row>
        <table:table-row table:style-name="ro1">
          <table:table-cell table:formula="of:=[.A71]+[.E72]" office:value-type="float" office:value="247.561" calcext:value-type="float">
            <text:p>247,561</text:p>
          </table:table-cell>
          <table:table-cell office:value-type="float" office:value="-0.926" calcext:value-type="float">
            <text:p>-0,926</text:p>
          </table:table-cell>
          <table:table-cell office:value-type="float" office:value="-4.185" calcext:value-type="float">
            <text:p>-4,185</text:p>
          </table:table-cell>
          <table:table-cell office:value-type="float" office:value="-0.867" calcext:value-type="float">
            <text:p>-0,867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72]+[.E73]" office:value-type="float" office:value="251.467" calcext:value-type="float">
            <text:p>251,467</text:p>
          </table:table-cell>
          <table:table-cell office:value-type="float" office:value="-0.797" calcext:value-type="float">
            <text:p>-0,797</text:p>
          </table:table-cell>
          <table:table-cell office:value-type="float" office:value="-5.744" calcext:value-type="float">
            <text:p>-5,744</text:p>
          </table:table-cell>
          <table:table-cell office:value-type="float" office:value="-0.949" calcext:value-type="float">
            <text:p>-0,949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73]+[.E74]" office:value-type="float" office:value="255.373" calcext:value-type="float">
            <text:p>255,373</text:p>
          </table:table-cell>
          <table:table-cell office:value-type="float" office:value="-0.633" calcext:value-type="float">
            <text:p>-0,633</text:p>
          </table:table-cell>
          <table:table-cell office:value-type="float" office:value="-6.892" calcext:value-type="float">
            <text:p>-6,892</text:p>
          </table:table-cell>
          <table:table-cell office:value-type="float" office:value="-0.996" calcext:value-type="float">
            <text:p>-0,996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74]+[.E75]" office:value-type="float" office:value="259.768" calcext:value-type="float">
            <text:p>259,768</text:p>
          </table:table-cell>
          <table:table-cell office:value-type="float" office:value="-0.492" calcext:value-type="float">
            <text:p>-0,492</text:p>
          </table:table-cell>
          <table:table-cell office:value-type="float" office:value="-7.818" calcext:value-type="float">
            <text:p>-7,818</text:p>
          </table:table-cell>
          <table:table-cell office:value-type="float" office:value="-0.926" calcext:value-type="float">
            <text:p>-0,926</text:p>
          </table:table-cell>
          <table:table-cell office:value-type="float" office:value="4.395" calcext:value-type="float">
            <text:p>4,395</text:p>
          </table:table-cell>
          <table:table-cell/>
        </table:table-row>
        <table:table-row table:style-name="ro1">
          <table:table-cell table:formula="of:=[.A75]+[.E76]" office:value-type="float" office:value="263.674" calcext:value-type="float">
            <text:p>263,674</text:p>
          </table:table-cell>
          <table:table-cell office:value-type="float" office:value="-0.387" calcext:value-type="float">
            <text:p>-0,387</text:p>
          </table:table-cell>
          <table:table-cell office:value-type="float" office:value="-8.522" calcext:value-type="float">
            <text:p>-8,522</text:p>
          </table:table-cell>
          <table:table-cell office:value-type="float" office:value="-0.703" calcext:value-type="float">
            <text:p>-0,703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76]+[.E77]" office:value-type="float" office:value="266.604" calcext:value-type="float">
            <text:p>266,604</text:p>
          </table:table-cell>
          <table:table-cell office:value-type="float" office:value="-0.234" calcext:value-type="float">
            <text:p>-0,234</text:p>
          </table:table-cell>
          <table:table-cell office:value-type="float" office:value="-9.026" calcext:value-type="float">
            <text:p>-9,026</text:p>
          </table:table-cell>
          <table:table-cell office:value-type="float" office:value="-0.563" calcext:value-type="float">
            <text:p>-0,563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77]+[.E78]" office:value-type="float" office:value="269.534" calcext:value-type="float">
            <text:p>269,534</text:p>
          </table:table-cell>
          <table:table-cell office:value-type="float" office:value="-0.246" calcext:value-type="float">
            <text:p>-0,246</text:p>
          </table:table-cell>
          <table:table-cell office:value-type="float" office:value="-9.166" calcext:value-type="float">
            <text:p>-9,166</text:p>
          </table:table-cell>
          <table:table-cell office:value-type="float" office:value="-0.352" calcext:value-type="float">
            <text:p>-0,352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78]+[.E79]" office:value-type="float" office:value="272.952" calcext:value-type="float">
            <text:p>272,952</text:p>
          </table:table-cell>
          <table:table-cell office:value-type="float" office:value="-0.481" calcext:value-type="float">
            <text:p>-0,481</text:p>
          </table:table-cell>
          <table:table-cell office:value-type="float" office:value="-8.639" calcext:value-type="float">
            <text:p>-8,639</text:p>
          </table:table-cell>
          <table:table-cell office:value-type="float" office:value="-0.188" calcext:value-type="float">
            <text:p>-0,188</text:p>
          </table:table-cell>
          <table:table-cell office:value-type="float" office:value="3.418" calcext:value-type="float">
            <text:p>3,418</text:p>
          </table:table-cell>
          <table:table-cell/>
        </table:table-row>
        <table:table-row table:style-name="ro1">
          <table:table-cell table:formula="of:=[.A79]+[.E80]" office:value-type="float" office:value="275.882" calcext:value-type="float">
            <text:p>275,882</text:p>
          </table:table-cell>
          <table:table-cell office:value-type="float" office:value="-0.879" calcext:value-type="float">
            <text:p>-0,879</text:p>
          </table:table-cell>
          <table:table-cell office:value-type="float" office:value="-7.385" calcext:value-type="float">
            <text:p>-7,385</text:p>
          </table:table-cell>
          <table:table-cell office:value-type="float" office:value="-0.094" calcext:value-type="float">
            <text:p>-0,094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80]+[.E81]" office:value-type="float" office:value="278.812" calcext:value-type="float">
            <text:p>278,812</text:p>
          </table:table-cell>
          <table:table-cell office:value-type="float" office:value="-1.266" calcext:value-type="float">
            <text:p>-1,266</text:p>
          </table:table-cell>
          <table:table-cell office:value-type="float" office:value="-6.001" calcext:value-type="float">
            <text:p>-6,001</text:p>
          </table:table-cell>
          <table:table-cell office:value-type="float" office:value="0.082" calcext:value-type="float">
            <text:p>0,082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81]+[.E82]" office:value-type="float" office:value="281.742" calcext:value-type="float">
            <text:p>281,742</text:p>
          </table:table-cell>
          <table:table-cell office:value-type="float" office:value="-1.559" calcext:value-type="float">
            <text:p>-1,559</text:p>
          </table:table-cell>
          <table:table-cell office:value-type="float" office:value="-4.36" calcext:value-type="float">
            <text:p>-4,36</text:p>
          </table:table-cell>
          <table:table-cell office:value-type="float" office:value="0.281" calcext:value-type="float">
            <text:p>0,281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82]+[.E83]" office:value-type="float" office:value="284.672" calcext:value-type="float">
            <text:p>284,672</text:p>
          </table:table-cell>
          <table:table-cell office:value-type="float" office:value="-1.723" calcext:value-type="float">
            <text:p>-1,723</text:p>
          </table:table-cell>
          <table:table-cell office:value-type="float" office:value="-2.696" calcext:value-type="float">
            <text:p>-2,696</text:p>
          </table:table-cell>
          <table:table-cell office:value-type="float" office:value="0.293" calcext:value-type="float">
            <text:p>0,293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83]+[.E84]" office:value-type="float" office:value="288.578" calcext:value-type="float">
            <text:p>288,578</text:p>
          </table:table-cell>
          <table:table-cell office:value-type="float" office:value="-1.747" calcext:value-type="float">
            <text:p>-1,747</text:p>
          </table:table-cell>
          <table:table-cell office:value-type="float" office:value="-0.832" calcext:value-type="float">
            <text:p>-0,832</text:p>
          </table:table-cell>
          <table:table-cell office:value-type="float" office:value="0.047" calcext:value-type="float">
            <text:p>0,047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84]+[.E85]" office:value-type="float" office:value="292.484" calcext:value-type="float">
            <text:p>292,484</text:p>
          </table:table-cell>
          <table:table-cell office:value-type="float" office:value="-1.641" calcext:value-type="float">
            <text:p>-1,641</text:p>
          </table:table-cell>
          <table:table-cell office:value-type="float" office:value="1.09" calcext:value-type="float">
            <text:p>1,09</text:p>
          </table:table-cell>
          <table:table-cell office:value-type="float" office:value="-0.375" calcext:value-type="float">
            <text:p>-0,375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85]+[.E86]" office:value-type="float" office:value="296.39" calcext:value-type="float">
            <text:p>296,39</text:p>
          </table:table-cell>
          <table:table-cell office:value-type="float" office:value="-1.383" calcext:value-type="float">
            <text:p>-1,383</text:p>
          </table:table-cell>
          <table:table-cell office:value-type="float" office:value="3.165" calcext:value-type="float">
            <text:p>3,165</text:p>
          </table:table-cell>
          <table:table-cell office:value-type="float" office:value="-0.821" calcext:value-type="float">
            <text:p>-0,821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86]+[.E87]" office:value-type="float" office:value="300.296" calcext:value-type="float">
            <text:p>300,296</text:p>
          </table:table-cell>
          <table:table-cell office:value-type="float" office:value="-0.973" calcext:value-type="float">
            <text:p>-0,973</text:p>
          </table:table-cell>
          <table:table-cell office:value-type="float" office:value="5.169" calcext:value-type="float">
            <text:p>5,169</text:p>
          </table:table-cell>
          <table:table-cell office:value-type="float" office:value="-1.207" calcext:value-type="float">
            <text:p>-1,207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87]+[.E88]" office:value-type="float" office:value="303.226" calcext:value-type="float">
            <text:p>303,226</text:p>
          </table:table-cell>
          <table:table-cell office:value-type="float" office:value="-0.656" calcext:value-type="float">
            <text:p>-0,656</text:p>
          </table:table-cell>
          <table:table-cell office:value-type="float" office:value="7.08" calcext:value-type="float">
            <text:p>7,08</text:p>
          </table:table-cell>
          <table:table-cell office:value-type="float" office:value="-1.5" calcext:value-type="float">
            <text:p>-1,5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88]+[.E89]" office:value-type="float" office:value="307.132" calcext:value-type="float">
            <text:p>307,132</text:p>
          </table:table-cell>
          <table:table-cell office:value-type="float" office:value="-0.481" calcext:value-type="float">
            <text:p>-0,481</text:p>
          </table:table-cell>
          <table:table-cell office:value-type="float" office:value="8.686" calcext:value-type="float">
            <text:p>8,686</text:p>
          </table:table-cell>
          <table:table-cell office:value-type="float" office:value="-1.958" calcext:value-type="float">
            <text:p>-1,958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89]+[.E90]" office:value-type="float" office:value="311.038" calcext:value-type="float">
            <text:p>311,038</text:p>
          </table:table-cell>
          <table:table-cell office:value-type="float" office:value="-0.281" calcext:value-type="float">
            <text:p>-0,281</text:p>
          </table:table-cell>
          <table:table-cell office:value-type="float" office:value="9.94" calcext:value-type="float">
            <text:p>9,94</text:p>
          </table:table-cell>
          <table:table-cell office:value-type="float" office:value="-2.333" calcext:value-type="float">
            <text:p>-2,333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90]+[.E91]" office:value-type="float" office:value="314.944" calcext:value-type="float">
            <text:p>314,944</text:p>
          </table:table-cell>
          <table:table-cell office:value-type="float" office:value="-0.059" calcext:value-type="float">
            <text:p>-0,059</text:p>
          </table:table-cell>
          <table:table-cell office:value-type="float" office:value="10.549" calcext:value-type="float">
            <text:p>10,549</text:p>
          </table:table-cell>
          <table:table-cell office:value-type="float" office:value="-2.579" calcext:value-type="float">
            <text:p>-2,579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91]+[.E92]" office:value-type="float" office:value="318.362" calcext:value-type="float">
            <text:p>318,362</text:p>
          </table:table-cell>
          <table:table-cell office:value-type="float" office:value="0.012" calcext:value-type="float">
            <text:p>0,012</text:p>
          </table:table-cell>
          <table:table-cell office:value-type="float" office:value="10.69" calcext:value-type="float">
            <text:p>10,69</text:p>
          </table:table-cell>
          <table:table-cell office:value-type="float" office:value="-2.52" calcext:value-type="float">
            <text:p>-2,52</text:p>
          </table:table-cell>
          <table:table-cell office:value-type="float" office:value="3.418" calcext:value-type="float">
            <text:p>3,418</text:p>
          </table:table-cell>
          <table:table-cell/>
        </table:table-row>
        <table:table-row table:style-name="ro1">
          <table:table-cell table:formula="of:=[.A92]+[.E93]" office:value-type="float" office:value="321.292" calcext:value-type="float">
            <text:p>321,292</text:p>
          </table:table-cell>
          <table:table-cell office:value-type="float" office:value="0.059" calcext:value-type="float">
            <text:p>0,059</text:p>
          </table:table-cell>
          <table:table-cell office:value-type="float" office:value="10.385" calcext:value-type="float">
            <text:p>10,385</text:p>
          </table:table-cell>
          <table:table-cell office:value-type="float" office:value="-2.415" calcext:value-type="float">
            <text:p>-2,415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93]+[.E94]" office:value-type="float" office:value="324.222" calcext:value-type="float">
            <text:p>324,222</text:p>
          </table:table-cell>
          <table:table-cell office:value-type="float" office:value="0.047" calcext:value-type="float">
            <text:p>0,047</text:p>
          </table:table-cell>
          <table:table-cell office:value-type="float" office:value="9.541" calcext:value-type="float">
            <text:p>9,541</text:p>
          </table:table-cell>
          <table:table-cell office:value-type="float" office:value="-2.274" calcext:value-type="float">
            <text:p>-2,274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94]+[.E95]" office:value-type="float" office:value="327.152" calcext:value-type="float">
            <text:p>327,152</text:p>
          </table:table-cell>
          <table:table-cell office:value-type="float" office:value="-0.082" calcext:value-type="float">
            <text:p>-0,082</text:p>
          </table:table-cell>
          <table:table-cell office:value-type="float" office:value="8.17" calcext:value-type="float">
            <text:p>8,17</text:p>
          </table:table-cell>
          <table:table-cell office:value-type="float" office:value="-2.133" calcext:value-type="float">
            <text:p>-2,133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95]+[.E96]" office:value-type="float" office:value="330.57" calcext:value-type="float">
            <text:p>330,57</text:p>
          </table:table-cell>
          <table:table-cell office:value-type="float" office:value="-0.293" calcext:value-type="float">
            <text:p>-0,293</text:p>
          </table:table-cell>
          <table:table-cell office:value-type="float" office:value="6.693" calcext:value-type="float">
            <text:p>6,693</text:p>
          </table:table-cell>
          <table:table-cell office:value-type="float" office:value="-1.829" calcext:value-type="float">
            <text:p>-1,829</text:p>
          </table:table-cell>
          <table:table-cell office:value-type="float" office:value="3.418" calcext:value-type="float">
            <text:p>3,418</text:p>
          </table:table-cell>
          <table:table-cell/>
        </table:table-row>
        <table:table-row table:style-name="ro1">
          <table:table-cell table:formula="of:=[.A96]+[.E97]" office:value-type="float" office:value="333.5" calcext:value-type="float">
            <text:p>333,5</text:p>
          </table:table-cell>
          <table:table-cell office:value-type="float" office:value="-0.727" calcext:value-type="float">
            <text:p>-0,727</text:p>
          </table:table-cell>
          <table:table-cell office:value-type="float" office:value="5.169" calcext:value-type="float">
            <text:p>5,169</text:p>
          </table:table-cell>
          <table:table-cell office:value-type="float" office:value="-1.653" calcext:value-type="float">
            <text:p>-1,653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97]+[.E98]" office:value-type="float" office:value="336.43" calcext:value-type="float">
            <text:p>336,43</text:p>
          </table:table-cell>
          <table:table-cell office:value-type="float" office:value="-0.996" calcext:value-type="float">
            <text:p>-0,996</text:p>
          </table:table-cell>
          <table:table-cell office:value-type="float" office:value="3.845" calcext:value-type="float">
            <text:p>3,845</text:p>
          </table:table-cell>
          <table:table-cell office:value-type="float" office:value="-1.5" calcext:value-type="float">
            <text:p>-1,5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98]+[.E99]" office:value-type="float" office:value="339.36" calcext:value-type="float">
            <text:p>339,36</text:p>
          </table:table-cell>
          <table:table-cell office:value-type="float" office:value="-1.125" calcext:value-type="float">
            <text:p>-1,125</text:p>
          </table:table-cell>
          <table:table-cell office:value-type="float" office:value="2.544" calcext:value-type="float">
            <text:p>2,544</text:p>
          </table:table-cell>
          <table:table-cell office:value-type="float" office:value="-1.325" calcext:value-type="float">
            <text:p>-1,325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99]+[.E100]" office:value-type="float" office:value="342.290000000001" calcext:value-type="float">
            <text:p>342,290000000001</text:p>
          </table:table-cell>
          <table:table-cell office:value-type="float" office:value="-1.242" calcext:value-type="float">
            <text:p>-1,242</text:p>
          </table:table-cell>
          <table:table-cell office:value-type="float" office:value="1.301" calcext:value-type="float">
            <text:p>1,301</text:p>
          </table:table-cell>
          <table:table-cell office:value-type="float" office:value="-1.043" calcext:value-type="float">
            <text:p>-1,043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100]+[.E101]" office:value-type="float" office:value="345.220000000001" calcext:value-type="float">
            <text:p>345,220000000001</text:p>
          </table:table-cell>
          <table:table-cell office:value-type="float" office:value="-1.278" calcext:value-type="float">
            <text:p>-1,278</text:p>
          </table:table-cell>
          <table:table-cell office:value-type="float" office:value="0.07" calcext:value-type="float">
            <text:p>0,07</text:p>
          </table:table-cell>
          <table:table-cell office:value-type="float" office:value="-0.727" calcext:value-type="float">
            <text:p>-0,727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101]+[.E102]" office:value-type="float" office:value="348.150000000001" calcext:value-type="float">
            <text:p>348,150000000001</text:p>
          </table:table-cell>
          <table:table-cell office:value-type="float" office:value="-1.266" calcext:value-type="float">
            <text:p>-1,266</text:p>
          </table:table-cell>
          <table:table-cell office:value-type="float" office:value="-1.5" calcext:value-type="float">
            <text:p>-1,5</text:p>
          </table:table-cell>
          <table:table-cell office:value-type="float" office:value="-0.352" calcext:value-type="float">
            <text:p>-0,352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>
          <table:table-cell table:formula="of:=[.A102]+[.E103]" office:value-type="float" office:value="352.056000000001" calcext:value-type="float">
            <text:p>352,056000000001</text:p>
          </table:table-cell>
          <table:table-cell office:value-type="float" office:value="-1.184" calcext:value-type="float">
            <text:p>-1,184</text:p>
          </table:table-cell>
          <table:table-cell office:value-type="float" office:value="-3.423" calcext:value-type="float">
            <text:p>-3,423</text:p>
          </table:table-cell>
          <table:table-cell office:value-type="float" office:value="0.023" calcext:value-type="float">
            <text:p>0,023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103]+[.E104]" office:value-type="float" office:value="355.962000000001" calcext:value-type="float">
            <text:p>355,962000000001</text:p>
          </table:table-cell>
          <table:table-cell office:value-type="float" office:value="-1.043" calcext:value-type="float">
            <text:p>-1,043</text:p>
          </table:table-cell>
          <table:table-cell office:value-type="float" office:value="-5.134" calcext:value-type="float">
            <text:p>-5,134</text:p>
          </table:table-cell>
          <table:table-cell office:value-type="float" office:value="0.176" calcext:value-type="float">
            <text:p>0,176</text:p>
          </table:table-cell>
          <table:table-cell office:value-type="float" office:value="3.906" calcext:value-type="float">
            <text:p>3,906</text:p>
          </table:table-cell>
          <table:table-cell/>
        </table:table-row>
        <table:table-row table:style-name="ro1">
          <table:table-cell table:formula="of:=[.A104]+[.E105]" office:value-type="float" office:value="358.892000000001" calcext:value-type="float">
            <text:p>358,892000000001</text:p>
          </table:table-cell>
          <table:table-cell office:value-type="float" office:value="-0.809" calcext:value-type="float">
            <text:p>-0,809</text:p>
          </table:table-cell>
          <table:table-cell office:value-type="float" office:value="-6.505" calcext:value-type="float">
            <text:p>-6,505</text:p>
          </table:table-cell>
          <table:table-cell office:value-type="float" office:value="0.152" calcext:value-type="float">
            <text:p>0,152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1" table:number-rows-repeated="61">
          <table:table-cell table:number-columns-repeated="6"/>
        </table:table-row>
        <table:table-row table:style-name="ro1">
          <table:table-cell office:value-type="string" calcext:value-type="string">
            <text:p>^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dc:date>2023-05-23T11:55:55.190260179</dc:date>
    <dc:creator>Stefan Krüger</dc:creator>
    <meta:editing-duration>PT28M22S</meta:editing-duration>
    <meta:editing-cycles>5</meta:editing-cycles>
    <meta:document-statistic meta:table-count="1" meta:cell-count="52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906cm" svg:height="26.125cm" xlink:href=".." xlink:type="simple" chart:class="chart:scatter" chart:style-name="ch1">
        <chart:legend chart:legend-position="end" svg:x="47.017cm" svg:y="12.508cm" style:legend-expansion="high" chart:style-name="ch2"/>
        <chart:plot-area chart:style-name="ch3" table:cell-range-address="lis3dh_plot__export_shake.A1:lis3dh_plot__export_shake.A105 lis3dh_plot__export_shake.C1:lis3dh_plot__export_shake.C105 lis3dh_plot__export_shake.E1:lis3dh_plot__export_shake.E105" chart:data-source-has-labels="row" svg:x="0.998cm" svg:y="0.522cm" svg:width="45.021cm" svg:height="24.11cm">
          <chart:coordinate-region svg:x="1.757cm" svg:y="0.724cm" svg:width="43.974cm" svg:height="23.706cm"/>
          <chart:axis chart:dimension="x" chart:name="primary-x" chart:style-name="ch4">
            <chart:title svg:x="23.165cm" svg:y="25.154cm" chart:style-name="ch5">
              <text:p>time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is3dh_plot__export_shake.C2:lis3dh_plot__export_shake.C105" chart:label-cell-address="lis3dh_plot__export_shake.C1:lis3dh_plot__export_shake.C1" chart:class="chart:scatter">
            <chart:domain table:cell-range-address="lis3dh_plot__export_shake.A2:lis3dh_plot__export_shake.A105"/>
            <chart:data-point chart:repeated="104"/>
          </chart:series>
          <chart:series chart:style-name="ch8" chart:values-cell-range-address="lis3dh_plot__export_shake.E2:lis3dh_plot__export_shake.E105" chart:label-cell-address="lis3dh_plot__export_shake.E1:lis3dh_plot__export_shake.E1" chart:class="chart:scatter">
            <chart:data-point chart:repeated="1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lis3dh_plot__export_shake.C1:lis3dh_plot__export_shake.C1</svg:desc>
                </draw:g>
              </table:table-cell>
              <table:table-cell office:value-type="string">
                <text:p>time delta</text:p>
                <draw:g>
                  <svg:desc>lis3dh_plot__export_shake.E1:lis3dh_plot__export_shak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s3dh_plot__export_shake.A2:lis3dh_plot__export_shake.A105</svg:desc>
                </draw:g>
              </table:table-cell>
              <table:table-cell office:value-type="float" office:value="0">
                <text:p>0</text:p>
                <draw:g>
                  <svg:desc>lis3dh_plot__export_shake.C2:lis3dh_plot__export_shake.C105</svg:desc>
                </draw:g>
              </table:table-cell>
              <table:table-cell office:value-type="float" office:value="0">
                <text:p>0</text:p>
                <draw:g>
                  <svg:desc>lis3dh_plot__export_shake.E2:lis3dh_plot__export_shake.E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18">
                <text:p>3.418</text:p>
              </table:table-cell>
              <table:table-cell office:value-type="float" office:value="-0.598">
                <text:p>-0.598</text:p>
              </table:table-cell>
              <table:table-cell office:value-type="float" office:value="3.418">
                <text:p>3.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24">
                <text:p>7.324</text:p>
              </table:table-cell>
              <table:table-cell office:value-type="float" office:value="-1.254">
                <text:p>-1.254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3">
                <text:p>11.23</text:p>
              </table:table-cell>
              <table:table-cell office:value-type="float" office:value="-1.852">
                <text:p>-1.852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36">
                <text:p>15.136</text:p>
              </table:table-cell>
              <table:table-cell office:value-type="float" office:value="-2.497">
                <text:p>-2.497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531">
                <text:p>19.531</text:p>
              </table:table-cell>
              <table:table-cell office:value-type="float" office:value="-2.977">
                <text:p>-2.977</text:p>
              </table:table-cell>
              <table:table-cell office:value-type="float" office:value="4.395">
                <text:p>4.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437">
                <text:p>23.437</text:p>
              </table:table-cell>
              <table:table-cell office:value-type="float" office:value="-3.177">
                <text:p>-3.177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343">
                <text:p>27.343</text:p>
              </table:table-cell>
              <table:table-cell office:value-type="float" office:value="-3.657">
                <text:p>-3.657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249">
                <text:p>31.249</text:p>
              </table:table-cell>
              <table:table-cell office:value-type="float" office:value="-3.985">
                <text:p>-3.985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44">
                <text:p>35.644</text:p>
              </table:table-cell>
              <table:table-cell office:value-type="float" office:value="-4.278">
                <text:p>-4.278</text:p>
              </table:table-cell>
              <table:table-cell office:value-type="float" office:value="4.395">
                <text:p>4.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597">
                <text:p>37.597</text:p>
              </table:table-cell>
              <table:table-cell office:value-type="float" office:value="-4.454">
                <text:p>-4.454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527">
                <text:p>40.527</text:p>
              </table:table-cell>
              <table:table-cell office:value-type="float" office:value="-4.525">
                <text:p>-4.52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457">
                <text:p>43.457</text:p>
              </table:table-cell>
              <table:table-cell office:value-type="float" office:value="-4.384">
                <text:p>-4.38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.387">
                <text:p>46.387</text:p>
              </table:table-cell>
              <table:table-cell office:value-type="float" office:value="-4.021">
                <text:p>-4.021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317">
                <text:p>49.317</text:p>
              </table:table-cell>
              <table:table-cell office:value-type="float" office:value="-3.657">
                <text:p>-3.65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247">
                <text:p>52.247</text:p>
              </table:table-cell>
              <table:table-cell office:value-type="float" office:value="-3.2">
                <text:p>-3.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177">
                <text:p>55.177</text:p>
              </table:table-cell>
              <table:table-cell office:value-type="float" office:value="-2.555">
                <text:p>-2.55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107">
                <text:p>58.107</text:p>
              </table:table-cell>
              <table:table-cell office:value-type="float" office:value="-1.653">
                <text:p>-1.65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525">
                <text:p>61.525</text:p>
              </table:table-cell>
              <table:table-cell office:value-type="float" office:value="-0.61">
                <text:p>-0.61</text:p>
              </table:table-cell>
              <table:table-cell office:value-type="float" office:value="3.418">
                <text:p>3.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.455">
                <text:p>64.455</text:p>
              </table:table-cell>
              <table:table-cell office:value-type="float" office:value="0.692">
                <text:p>0.69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385">
                <text:p>67.385</text:p>
              </table:table-cell>
              <table:table-cell office:value-type="float" office:value="2.157">
                <text:p>2.15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.315">
                <text:p>70.315</text:p>
              </table:table-cell>
              <table:table-cell office:value-type="float" office:value="3.493">
                <text:p>3.4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733">
                <text:p>73.733</text:p>
              </table:table-cell>
              <table:table-cell office:value-type="float" office:value="4.947">
                <text:p>4.947</text:p>
              </table:table-cell>
              <table:table-cell office:value-type="float" office:value="3.418">
                <text:p>3.4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663">
                <text:p>76.663</text:p>
              </table:table-cell>
              <table:table-cell office:value-type="float" office:value="6.037">
                <text:p>6.03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593">
                <text:p>79.593</text:p>
              </table:table-cell>
              <table:table-cell office:value-type="float" office:value="6.763">
                <text:p>6.76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.523">
                <text:p>82.523</text:p>
              </table:table-cell>
              <table:table-cell office:value-type="float" office:value="7.15">
                <text:p>7.1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.918">
                <text:p>86.918</text:p>
              </table:table-cell>
              <table:table-cell office:value-type="float" office:value="7.244">
                <text:p>7.244</text:p>
              </table:table-cell>
              <table:table-cell office:value-type="float" office:value="4.395">
                <text:p>4.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848">
                <text:p>89.848</text:p>
              </table:table-cell>
              <table:table-cell office:value-type="float" office:value="7.162">
                <text:p>7.16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.7540000000001">
                <text:p>93.7540000000001</text:p>
              </table:table-cell>
              <table:table-cell office:value-type="float" office:value="6.728">
                <text:p>6.728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.6600000000001">
                <text:p>97.6600000000001</text:p>
              </table:table-cell>
              <table:table-cell office:value-type="float" office:value="5.685">
                <text:p>5.685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.566">
                <text:p>101.566</text:p>
              </table:table-cell>
              <table:table-cell office:value-type="float" office:value="4.396">
                <text:p>4.396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.472">
                <text:p>105.472</text:p>
              </table:table-cell>
              <table:table-cell office:value-type="float" office:value="3.13">
                <text:p>3.13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.378">
                <text:p>109.378</text:p>
              </table:table-cell>
              <table:table-cell office:value-type="float" office:value="2.028">
                <text:p>2.028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.284">
                <text:p>113.284</text:p>
              </table:table-cell>
              <table:table-cell office:value-type="float" office:value="1.055">
                <text:p>1.055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.19">
                <text:p>117.19</text:p>
              </table:table-cell>
              <table:table-cell office:value-type="float" office:value="0.117">
                <text:p>0.117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.608">
                <text:p>120.608</text:p>
              </table:table-cell>
              <table:table-cell office:value-type="float" office:value="-0.949">
                <text:p>-0.949</text:p>
              </table:table-cell>
              <table:table-cell office:value-type="float" office:value="3.418">
                <text:p>3.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.514">
                <text:p>124.514</text:p>
              </table:table-cell>
              <table:table-cell office:value-type="float" office:value="-2.122">
                <text:p>-2.122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.42">
                <text:p>128.42</text:p>
              </table:table-cell>
              <table:table-cell office:value-type="float" office:value="-3.317">
                <text:p>-3.317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2.326">
                <text:p>132.326</text:p>
              </table:table-cell>
              <table:table-cell office:value-type="float" office:value="-4.396">
                <text:p>-4.396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.721">
                <text:p>136.721</text:p>
              </table:table-cell>
              <table:table-cell office:value-type="float" office:value="-5.122">
                <text:p>-5.122</text:p>
              </table:table-cell>
              <table:table-cell office:value-type="float" office:value="4.395">
                <text:p>4.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.627">
                <text:p>140.627</text:p>
              </table:table-cell>
              <table:table-cell office:value-type="float" office:value="-5.708">
                <text:p>-5.708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.533">
                <text:p>144.533</text:p>
              </table:table-cell>
              <table:table-cell office:value-type="float" office:value="-6.119">
                <text:p>-6.119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.439">
                <text:p>148.439</text:p>
              </table:table-cell>
              <table:table-cell office:value-type="float" office:value="-6.435">
                <text:p>-6.435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2.834">
                <text:p>152.834</text:p>
              </table:table-cell>
              <table:table-cell office:value-type="float" office:value="-6.4">
                <text:p>-6.4</text:p>
              </table:table-cell>
              <table:table-cell office:value-type="float" office:value="4.395">
                <text:p>4.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.764">
                <text:p>155.764</text:p>
              </table:table-cell>
              <table:table-cell office:value-type="float" office:value="-5.837">
                <text:p>-5.83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9.67">
                <text:p>159.67</text:p>
              </table:table-cell>
              <table:table-cell office:value-type="float" office:value="-4.993">
                <text:p>-4.993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.6">
                <text:p>162.6</text:p>
              </table:table-cell>
              <table:table-cell office:value-type="float" office:value="-4.571">
                <text:p>-4.571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5.53">
                <text:p>165.53</text:p>
              </table:table-cell>
              <table:table-cell office:value-type="float" office:value="-3.692">
                <text:p>-3.69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8.46">
                <text:p>168.46</text:p>
              </table:table-cell>
              <table:table-cell office:value-type="float" office:value="-2.837">
                <text:p>-2.83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1.39">
                <text:p>171.39</text:p>
              </table:table-cell>
              <table:table-cell office:value-type="float" office:value="-1.922">
                <text:p>-1.92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4.32">
                <text:p>174.32</text:p>
              </table:table-cell>
              <table:table-cell office:value-type="float" office:value="-0.821">
                <text:p>-0.821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7.25">
                <text:p>177.25</text:p>
              </table:table-cell>
              <table:table-cell office:value-type="float" office:value="0.527">
                <text:p>0.52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9.691">
                <text:p>179.691</text:p>
              </table:table-cell>
              <table:table-cell office:value-type="float" office:value="2.204">
                <text:p>2.204</text:p>
              </table:table-cell>
              <table:table-cell office:value-type="float" office:value="2.441">
                <text:p>2.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2.621">
                <text:p>182.621</text:p>
              </table:table-cell>
              <table:table-cell office:value-type="float" office:value="3.915">
                <text:p>3.91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.551">
                <text:p>185.551</text:p>
              </table:table-cell>
              <table:table-cell office:value-type="float" office:value="5.486">
                <text:p>5.48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9.457">
                <text:p>189.457</text:p>
              </table:table-cell>
              <table:table-cell office:value-type="float" office:value="6.834">
                <text:p>6.834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3.852">
                <text:p>193.852</text:p>
              </table:table-cell>
              <table:table-cell office:value-type="float" office:value="7.982">
                <text:p>7.982</text:p>
              </table:table-cell>
              <table:table-cell office:value-type="float" office:value="4.395">
                <text:p>4.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.758">
                <text:p>197.758</text:p>
              </table:table-cell>
              <table:table-cell office:value-type="float" office:value="8.709">
                <text:p>8.709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1.664">
                <text:p>201.664</text:p>
              </table:table-cell>
              <table:table-cell office:value-type="float" office:value="8.873">
                <text:p>8.873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5.57">
                <text:p>205.57</text:p>
              </table:table-cell>
              <table:table-cell office:value-type="float" office:value="8.756">
                <text:p>8.756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9.965">
                <text:p>209.965</text:p>
              </table:table-cell>
              <table:table-cell office:value-type="float" office:value="8.064">
                <text:p>8.064</text:p>
              </table:table-cell>
              <table:table-cell office:value-type="float" office:value="4.395">
                <text:p>4.3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2.895">
                <text:p>212.895</text:p>
              </table:table-cell>
              <table:table-cell office:value-type="float" office:value="6.834">
                <text:p>6.83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6.801">
                <text:p>216.801</text:p>
              </table:table-cell>
              <table:table-cell office:value-type="float" office:value="5.451">
                <text:p>5.451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0.707">
                <text:p>220.707</text:p>
              </table:table-cell>
              <table:table-cell office:value-type="float" office:value="3.915">
                <text:p>3.915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4.613">
                <text:p>224.613</text:p>
              </table:table-cell>
              <table:table-cell office:value-type="float" office:value="2.52">
                <text:p>2.52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8.519">
                <text:p>228.519</text:p>
              </table:table-cell>
              <table:table-cell office:value-type="float" office:value="1.477">
                <text:p>1.477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2.425">
                <text:p>232.425</text:p>
              </table:table-cell>
              <table:table-cell office:value-type="float" office:value="0.574">
                <text:p>0.574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6.331">
                <text:p>236.331</text:p>
              </table:table-cell>
              <table:table-cell office:value-type="float" office:value="0.082">
                <text:p>0.082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.237">
                <text:p>240.237</text:p>
              </table:table-cell>
              <table:table-cell office:value-type="float" office:value="-1.114">
                <text:p>-1.114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3.655">
                <text:p>243.655</text:p>
              </table:table-cell>
              <table:table-cell office:value-type="float" office:value="-2.579">
                <text:p>-2.579</text:p>
              </table:table-cell>
              <table:table-cell office:value-type="float" office:value="3.418">
                <text:p>3.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7.561">
                <text:p>247.561</text:p>
              </table:table-cell>
              <table:table-cell office:value-type="float" office:value="-4.185">
                <text:p>-4.185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1.467">
                <text:p>251.467</text:p>
              </table:table-cell>
              <table:table-cell office:value-type="float" office:value="-5.744">
                <text:p>-5.744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.373">
                <text:p>255.373</text:p>
              </table:table-cell>
              <table:table-cell office:value-type="float" office:value="-6.892">
                <text:p>-6.892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9.768">
                <text:p>259.768</text:p>
              </table:table-cell>
              <table:table-cell office:value-type="float" office:value="-7.818">
                <text:p>-7.818</text:p>
              </table:table-cell>
              <table:table-cell office:value-type="float" office:value="4.395">
                <text:p>4.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3.674">
                <text:p>263.674</text:p>
              </table:table-cell>
              <table:table-cell office:value-type="float" office:value="-8.522">
                <text:p>-8.522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6.604">
                <text:p>266.604</text:p>
              </table:table-cell>
              <table:table-cell office:value-type="float" office:value="-9.026">
                <text:p>-9.02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9.534">
                <text:p>269.534</text:p>
              </table:table-cell>
              <table:table-cell office:value-type="float" office:value="-9.166">
                <text:p>-9.16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2.952">
                <text:p>272.952</text:p>
              </table:table-cell>
              <table:table-cell office:value-type="float" office:value="-8.639">
                <text:p>-8.639</text:p>
              </table:table-cell>
              <table:table-cell office:value-type="float" office:value="3.418">
                <text:p>3.4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5.882">
                <text:p>275.882</text:p>
              </table:table-cell>
              <table:table-cell office:value-type="float" office:value="-7.385">
                <text:p>-7.38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8.812">
                <text:p>278.812</text:p>
              </table:table-cell>
              <table:table-cell office:value-type="float" office:value="-6.001">
                <text:p>-6.001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1.742">
                <text:p>281.742</text:p>
              </table:table-cell>
              <table:table-cell office:value-type="float" office:value="-4.36">
                <text:p>-4.3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4.672">
                <text:p>284.672</text:p>
              </table:table-cell>
              <table:table-cell office:value-type="float" office:value="-2.696">
                <text:p>-2.69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8.578">
                <text:p>288.578</text:p>
              </table:table-cell>
              <table:table-cell office:value-type="float" office:value="-0.832">
                <text:p>-0.832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2.484">
                <text:p>292.484</text:p>
              </table:table-cell>
              <table:table-cell office:value-type="float" office:value="1.09">
                <text:p>1.09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6.39">
                <text:p>296.39</text:p>
              </table:table-cell>
              <table:table-cell office:value-type="float" office:value="3.165">
                <text:p>3.165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0.296">
                <text:p>300.296</text:p>
              </table:table-cell>
              <table:table-cell office:value-type="float" office:value="5.169">
                <text:p>5.169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3.226">
                <text:p>303.226</text:p>
              </table:table-cell>
              <table:table-cell office:value-type="float" office:value="7.08">
                <text:p>7.0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7.132">
                <text:p>307.132</text:p>
              </table:table-cell>
              <table:table-cell office:value-type="float" office:value="8.686">
                <text:p>8.686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1.038">
                <text:p>311.038</text:p>
              </table:table-cell>
              <table:table-cell office:value-type="float" office:value="9.94">
                <text:p>9.94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4.944">
                <text:p>314.944</text:p>
              </table:table-cell>
              <table:table-cell office:value-type="float" office:value="10.549">
                <text:p>10.549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8.362">
                <text:p>318.362</text:p>
              </table:table-cell>
              <table:table-cell office:value-type="float" office:value="10.69">
                <text:p>10.69</text:p>
              </table:table-cell>
              <table:table-cell office:value-type="float" office:value="3.418">
                <text:p>3.4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1.292">
                <text:p>321.292</text:p>
              </table:table-cell>
              <table:table-cell office:value-type="float" office:value="10.385">
                <text:p>10.38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4.222">
                <text:p>324.222</text:p>
              </table:table-cell>
              <table:table-cell office:value-type="float" office:value="9.541">
                <text:p>9.541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7.152">
                <text:p>327.152</text:p>
              </table:table-cell>
              <table:table-cell office:value-type="float" office:value="8.17">
                <text:p>8.1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0.57">
                <text:p>330.57</text:p>
              </table:table-cell>
              <table:table-cell office:value-type="float" office:value="6.693">
                <text:p>6.693</text:p>
              </table:table-cell>
              <table:table-cell office:value-type="float" office:value="3.418">
                <text:p>3.4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3.5">
                <text:p>333.5</text:p>
              </table:table-cell>
              <table:table-cell office:value-type="float" office:value="5.169">
                <text:p>5.16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6.43">
                <text:p>336.43</text:p>
              </table:table-cell>
              <table:table-cell office:value-type="float" office:value="3.845">
                <text:p>3.84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.36">
                <text:p>339.36</text:p>
              </table:table-cell>
              <table:table-cell office:value-type="float" office:value="2.544">
                <text:p>2.54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2.290000000001">
                <text:p>342.290000000001</text:p>
              </table:table-cell>
              <table:table-cell office:value-type="float" office:value="1.301">
                <text:p>1.301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5.220000000001">
                <text:p>345.220000000001</text:p>
              </table:table-cell>
              <table:table-cell office:value-type="float" office:value="0.07">
                <text:p>0.0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8.150000000001">
                <text:p>348.150000000001</text:p>
              </table:table-cell>
              <table:table-cell office:value-type="float" office:value="-1.5">
                <text:p>-1.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2.056000000001">
                <text:p>352.056000000001</text:p>
              </table:table-cell>
              <table:table-cell office:value-type="float" office:value="-3.423">
                <text:p>-3.423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5.962000000001">
                <text:p>355.962000000001</text:p>
              </table:table-cell>
              <table:table-cell office:value-type="float" office:value="-5.134">
                <text:p>-5.134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8.892000000001">
                <text:p>358.892000000001</text:p>
              </table:table-cell>
              <table:table-cell office:value-type="float" office:value="-6.505">
                <text:p>-6.505</text:p>
              </table:table-cell>
              <table:table-cell office:value-type="float" office:value="2.93">
                <text:p>2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